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E60000012641F87A19DCA1E6EA.png" manifest:media-type="image/png"/>
  <manifest:file-entry manifest:full-path="Pictures/1000000000000830000004AE06232126F4BC324E.png" manifest:media-type="image/png"/>
  <manifest:file-entry manifest:full-path="Pictures/1000000000000830000004AE4EB9D127454F7A08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0.397cm" svg:height="5.942cm" svg:x="1.003cm" svg:y="3.858cm">
          <draw:image xlink:href="Pictures/1000000000000830000004AE06232126F4BC324E.png" xlink:type="simple" xlink:show="embed" xlink:actuate="onLoad" loext:mime-type="image/png">
            <text:p/>
          </draw:image>
        </draw:frame>
        <draw:frame draw:style-name="gr1" draw:text-style-name="P1" draw:layer="layout" svg:width="10.447cm" svg:height="5.971cm" svg:x="9.353cm" svg:y="3.858cm">
          <draw:image xlink:href="Pictures/1000000000000830000004AE4EB9D127454F7A08.jpg" xlink:type="simple" xlink:show="embed" xlink:actuate="onLoad" loext:mime-type="image/jpeg">
            <text:p/>
          </draw:image>
        </draw:frame>
        <draw:frame draw:style-name="gr2" draw:text-style-name="P2" draw:layer="layout" svg:width="17.2cm" svg:height="1.673cm" svg:x="0.8cm" svg:y="3.127cm">
          <draw:text-box>
            <text:p/>
            <text:p/>
          </draw:text-box>
        </draw:frame>
        <draw:frame draw:style-name="gr1" draw:text-style-name="P1" draw:layer="layout" svg:width="2.8cm" svg:height="3.58cm" svg:x="8.585cm" svg:y="1.2cm">
          <draw:image xlink:href="Pictures/10000201000000E60000012641F87A19DCA1E6EA.png" xlink:type="simple" xlink:show="embed" xlink:actuate="onLoad" loext:mime-type="image/png">
            <text:p/>
          </draw:image>
        </draw:frame>
        <draw:frame draw:style-name="gr3" draw:text-style-name="P3" draw:layer="layout" svg:width="2cm" svg:height="0.962cm" svg:x="13.4cm" svg:y="4.089cm">
          <draw:text-box>
            <text:p><text:span text:style-name="T1">**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12T18:05:43.648053807</meta:creation-date>
    <dc:date>2020-10-12T23:34:33.195642355</dc:date>
    <meta:editing-duration>PT5H8M9S</meta:editing-duration>
    <meta:editing-cycles>1</meta:editing-cycles>
    <meta:generator>LibreOffice/6.3.5.2$Linux_X86_64 LibreOffice_project/30$Build-2</meta:generator>
    <meta:document-statistic meta:object-count="28"/>
  </office:meta>
</office:document-meta>
</file>